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ap 1 Software Design Architecture and Testing:</text:p>
      <text:p text:style-name="Standard"><text:span text:style-name="T1">GitHub link</text:span></text:p>
      <text:p text:style-name="Standard">https://github.com/Gerald-Bartlett/QAP1_SDAT_Gerald_Bartlett</text:p>
      <text:p text:style-name="Standard">Class: <text:span text:style-name="T2">Circle</text:span>: (Anni’s Class work practice)</text:p>
      <text:p text:style-name="Standard">Test 1: Area</text:p>
      <text:p text:style-name="Standard">Test 2: Circumference</text:p>
      <text:p text:style-name="Standard">Test 3: Volume</text:p>
      <text:p text:style-name="Standard"/>
      <text:p text:style-name="Standard">Class: <text:span text:style-name="T2">Calculator</text:span>: (Inclass project practice)</text:p>
      <text:p text:style-name="Standard">Test 1: Addition</text:p>
      <text:p text:style-name="Standard">Test 2: Subtraction</text:p>
      <text:p text:style-name="Standard">Test 3: Multiplication</text:p>
      <text:p text:style-name="Standard">Test 4: Division</text:p>
      <text:p text:style-name="Standard">Test 5: Square</text:p>
      <text:p text:style-name="Standard">Test 6: Square Root</text:p>
      <text:p text:style-name="Standard"/>
      <text:p text:style-name="Standard">Class: <text:span text:style-name="T2">Password (</text:span>Personal project practice<text:span text:style-name="T2">)</text:span></text:p>
      <text:p text:style-name="Standard">Test 1: Password length</text:p>
      <text:p text:style-name="Standard">Test 2: Password is Uppercase</text:p>
      <text:p text:style-name="Standard">Test 3: Password is Blank</text:p>
      <text:p text:style-name="Standard">Hi was going to put in some more Boolean assertions but we received DR. Malik’s QAP 2 yesterday as well as practice questions from week 4 and today practice questions for week 5 so a lot to do on the plate lol. I hope I have it done sufficiently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rald Bartlett</meta:initial-creator>
    <meta:editing-cycles>8</meta:editing-cycles>
    <meta:creation-date>2022-05-26T18:16:00</meta:creation-date>
    <dc:date>2022-06-01T07:33:01.70</dc:date>
    <meta:editing-duration>PT37M22S</meta:editing-duration>
    <meta:generator>OpenOffice/4.1.11$Win32 OpenOffice.org_project/4111m1$Build-9808</meta:generator>
    <meta:document-statistic meta:table-count="0" meta:image-count="0" meta:object-count="0" meta:page-count="1" meta:paragraph-count="19" meta:word-count="117" meta:character-count="72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